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206bd" officeooo:paragraph-rsid="001206bd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05cb0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05cb0" officeooo:paragraph-rsid="001a33f4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05cb0" officeooo:paragraph-rsid="001a985a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34166" officeooo:paragraph-rsid="00134166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34166" officeooo:paragraph-rsid="001497a4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63aad" officeooo:paragraph-rsid="00163aad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a985a" officeooo:paragraph-rsid="001a985a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a985a" officeooo:paragraph-rsid="001f352b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627d3" officeooo:paragraph-rsid="002627d3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38d7c7" officeooo:paragraph-rsid="0038d7c7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3d2c33" officeooo:paragraph-rsid="003d2c33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92a9c" officeooo:paragraph-rsid="003d2c33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3db31a" officeooo:paragraph-rsid="003db31a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c6910" officeooo:paragraph-rsid="00292a9c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eb17d" officeooo:paragraph-rsid="0031d0ed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440074" officeooo:paragraph-rsid="00440074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4569d3" officeooo:paragraph-rsid="004569d3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4a3dda" officeooo:paragraph-rsid="004a3dda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4b1dc3" officeooo:paragraph-rsid="004b1dc3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4e5861" officeooo:paragraph-rsid="004e5861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4ed8cb" officeooo:paragraph-rsid="004ed8cb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4f25bd" officeooo:paragraph-rsid="004f25bd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50c796" officeooo:paragraph-rsid="0050c796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51e7ed" officeooo:paragraph-rsid="0051e7ed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529129" officeooo:paragraph-rsid="00529129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52de2b" officeooo:paragraph-rsid="0052de2b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fo:font-weight="bold" officeooo:rsid="00163aad" officeooo:paragraph-rsid="00163aa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50%"/>
      <style:text-properties style:font-name="Ubuntu" fo:font-size="14pt" fo:font-weight="bold" officeooo:rsid="001a985a" officeooo:paragraph-rsid="001a985a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150%"/>
      <style:text-properties style:font-name="Ubuntu" fo:font-size="14pt" fo:font-weight="bold" officeooo:rsid="001b2f8c" officeooo:paragraph-rsid="001b2f8c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150%"/>
      <style:text-properties style:font-name="Ubuntu" fo:font-size="14pt" fo:font-weight="bold" officeooo:rsid="0031d0ed" officeooo:paragraph-rsid="0031d0e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50%"/>
      <style:text-properties style:font-name="Ubuntu" fo:font-size="14pt" fo:font-weight="bold" officeooo:rsid="00208a38" officeooo:paragraph-rsid="00208a38" style:font-size-asian="14pt" style:font-weight-asian="bold" style:font-size-complex="14pt" style:font-weight-complex="bold"/>
    </style:style>
    <style:style style:name="P33" style:family="paragraph" style:parent-style-name="Standard">
      <style:paragraph-properties fo:line-height="150%"/>
      <style:text-properties style:font-name="Ubuntu" fo:font-size="14pt" fo:font-weight="bold" officeooo:rsid="0038d7c7" officeooo:paragraph-rsid="0038d7c7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50%"/>
      <style:text-properties style:font-name="Ubuntu" fo:font-size="14pt" fo:font-weight="bold" officeooo:rsid="0039fdb9" officeooo:paragraph-rsid="0039fdb9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150%"/>
      <style:text-properties style:font-name="Ubuntu" fo:font-size="14pt" fo:font-weight="bold" officeooo:rsid="0036eb7c" officeooo:paragraph-rsid="0036eb7c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50%"/>
      <style:text-properties style:font-name="Ubuntu" fo:font-size="14pt" fo:font-weight="bold" officeooo:rsid="003ba725" officeooo:paragraph-rsid="003ba725" style:font-size-asian="14pt" style:font-weight-asian="bold" style:font-size-complex="14pt" style:font-weight-complex="bold"/>
    </style:style>
    <style:style style:name="P37" style:family="paragraph" style:parent-style-name="Standard">
      <style:paragraph-properties fo:line-height="150%"/>
      <style:text-properties style:font-name="Ubuntu" fo:font-size="14pt" fo:font-weight="bold" officeooo:rsid="003f9cdf" officeooo:paragraph-rsid="003f9cdf" style:font-size-asian="14pt" style:font-weight-asian="bold" style:font-size-complex="14pt" style:font-weight-complex="bold"/>
    </style:style>
    <style:style style:name="P38" style:family="paragraph" style:parent-style-name="Standard">
      <style:paragraph-properties fo:line-height="150%"/>
      <style:text-properties style:font-name="Ubuntu" fo:font-size="14pt" fo:font-weight="bold" officeooo:rsid="004569d3" officeooo:paragraph-rsid="004569d3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50%"/>
      <style:text-properties style:font-name="Ubuntu" fo:font-size="14pt" fo:font-weight="bold" officeooo:rsid="004f25bd" officeooo:paragraph-rsid="004f25bd" style:font-size-asian="14pt" style:font-weight-asian="bold" style:font-size-complex="14pt" style:font-weight-complex="bold"/>
    </style:style>
    <style:style style:name="P40" style:family="paragraph" style:parent-style-name="Standard">
      <style:paragraph-properties fo:line-height="150%"/>
      <style:text-properties style:font-name="Ubuntu" fo:font-size="14pt" fo:font-weight="bold" officeooo:rsid="0054d447" officeooo:paragraph-rsid="0054d447" style:font-size-asian="14pt" style:font-weight-asian="bold" style:font-size-complex="14pt" style:font-weight-complex="bold"/>
    </style:style>
    <style:style style:name="P41" style:family="paragraph" style:parent-style-name="Standard">
      <style:paragraph-properties fo:line-height="150%"/>
      <style:text-properties style:font-name="Ubuntu" fo:font-size="14pt" fo:font-weight="normal" officeooo:rsid="002627d3" officeooo:paragraph-rsid="002627d3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50%"/>
      <style:text-properties style:font-name="Ubuntu" fo:font-size="14pt" fo:font-weight="normal" officeooo:rsid="001a985a" officeooo:paragraph-rsid="00222034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50%"/>
      <style:text-properties style:font-name="Ubuntu" fo:font-size="14pt" fo:font-weight="normal" officeooo:rsid="001a985a" officeooo:paragraph-rsid="0038d7c7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50%"/>
      <style:text-properties style:font-name="Ubuntu" fo:font-size="14pt" fo:font-weight="normal" officeooo:rsid="001a985a" officeooo:paragraph-rsid="003db31a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50%"/>
      <style:text-properties style:font-name="Ubuntu" fo:font-size="14pt" fo:font-weight="normal" officeooo:rsid="001a985a" officeooo:paragraph-rsid="003f52a8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50%"/>
      <style:text-properties style:font-name="Ubuntu" fo:font-size="14pt" fo:font-weight="normal" officeooo:rsid="001a985a" officeooo:paragraph-rsid="004569d3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line-height="150%"/>
      <style:text-properties style:font-name="Ubuntu" fo:font-size="14pt" fo:font-weight="normal" officeooo:rsid="001a985a" officeooo:paragraph-rsid="0045f5d8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line-height="150%"/>
      <style:text-properties style:font-name="Ubuntu" fo:font-size="14pt" fo:font-weight="normal" officeooo:rsid="001a985a" officeooo:paragraph-rsid="004ce8c4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line-height="150%"/>
      <style:text-properties style:font-name="Ubuntu" fo:font-size="14pt" fo:font-weight="normal" officeooo:rsid="001a985a" officeooo:paragraph-rsid="0054d447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line-height="150%"/>
      <style:text-properties style:font-name="Ubuntu" fo:font-size="14pt" fo:font-weight="normal" officeooo:rsid="001a985a" officeooo:paragraph-rsid="00559411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line-height="150%"/>
      <style:text-properties style:font-name="Ubuntu" fo:font-size="14pt" officeooo:rsid="0051e7ed" officeooo:paragraph-rsid="0051e7ed" fo:background-color="#dddddd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Ubuntu" fo:font-size="14pt" officeooo:rsid="004f25bd" officeooo:paragraph-rsid="004f25bd" fo:background-color="#dddddd" style:font-size-asian="14pt" style:font-size-complex="14pt"/>
    </style:style>
    <style:style style:name="P53" style:family="paragraph" style:parent-style-name="Standard">
      <style:paragraph-properties fo:line-height="150%"/>
      <style:text-properties fo:color="#000000" loext:opacity="100%" style:font-name="Ubuntu" fo:font-size="14pt" fo:font-weight="normal" fo:background-color="#dddddd" style:font-size-asian="14pt" style:font-size-complex="14pt"/>
    </style:style>
    <style:style style:name="P54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1b1cd0" fo:background-color="#dddddd" style:font-size-asian="14pt" style:font-size-complex="14pt"/>
    </style:style>
    <style:style style:name="P55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2133f2" fo:background-color="#dddddd" style:font-size-asian="14pt" style:font-size-complex="14pt"/>
    </style:style>
    <style:style style:name="P56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222034" fo:background-color="#dddddd" style:font-size-asian="14pt" style:font-size-complex="14pt"/>
    </style:style>
    <style:style style:name="P57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36eb7c" fo:background-color="#dddddd" style:font-size-asian="14pt" style:font-size-complex="14pt"/>
    </style:style>
    <style:style style:name="P58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38d7c7" fo:background-color="#dddddd" style:font-size-asian="14pt" style:font-size-complex="14pt"/>
    </style:style>
    <style:style style:name="P59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39fdb9" fo:background-color="#dddddd" style:font-size-asian="14pt" style:font-size-complex="14pt"/>
    </style:style>
    <style:style style:name="P60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45f5d8" fo:background-color="#dddddd" style:font-size-asian="14pt" style:font-size-complex="14pt"/>
    </style:style>
    <style:style style:name="P61" style:family="paragraph" style:parent-style-name="Standard">
      <style:paragraph-properties fo:line-height="150%"/>
      <style:text-properties fo:color="#000000" loext:opacity="100%" style:font-name="Ubuntu" fo:font-size="14pt" fo:font-weight="normal" officeooo:rsid="00105cb0" fo:background-color="#dddddd" style:font-size-asian="14pt" style:font-size-complex="14pt"/>
    </style:style>
    <style:style style:name="P62" style:family="paragraph" style:parent-style-name="Standard">
      <style:paragraph-properties fo:line-height="150%"/>
      <style:text-properties fo:color="#000000" loext:opacity="100%" style:font-name="Ubuntu" fo:font-size="14pt" fo:font-weight="normal" officeooo:rsid="001a985a" officeooo:paragraph-rsid="001a985a" fo:background-color="#dddddd" style:font-size-asian="14pt" style:font-size-complex="14pt"/>
    </style:style>
    <style:style style:name="P63" style:family="paragraph" style:parent-style-name="Standard">
      <style:paragraph-properties fo:line-height="150%"/>
      <style:text-properties fo:color="#000000" loext:opacity="100%" style:font-name="Ubuntu" fo:font-size="14pt" fo:font-weight="normal" officeooo:rsid="0038d7c7" officeooo:paragraph-rsid="0038d7c7" fo:background-color="#dddddd" style:font-size-asian="14pt" style:font-size-complex="14pt"/>
    </style:style>
    <style:style style:name="P64" style:family="paragraph" style:parent-style-name="Standard">
      <style:paragraph-properties fo:line-height="150%"/>
      <style:text-properties fo:color="#000000" loext:opacity="100%" style:font-name="Ubuntu" fo:font-size="14pt" fo:background-color="#dddddd" style:font-size-asian="14pt" style:font-size-complex="14pt"/>
    </style:style>
    <style:style style:name="P65" style:family="paragraph" style:parent-style-name="Standard">
      <style:paragraph-properties fo:line-height="150%"/>
      <style:text-properties fo:color="#000000" loext:opacity="100%" style:font-name="Ubuntu" fo:font-size="14pt" fo:font-weight="bold" officeooo:rsid="00208a38" officeooo:paragraph-rsid="00208a38" fo:background-color="#dddddd" style:font-size-asian="14pt" style:font-weight-asian="bold" style:font-size-complex="14pt" style:font-weight-complex="bold"/>
    </style:style>
    <style:style style:name="P66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67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68" style:family="paragraph" style:parent-style-name="Standard">
      <style:paragraph-properties fo:line-height="150%"/>
      <style:text-properties style:font-name="Ubuntu" fo:font-size="14pt" officeooo:rsid="004b1dc3" officeooo:paragraph-rsid="004b1dc3" style:font-size-asian="14pt" style:font-size-complex="14pt"/>
    </style:style>
    <style:style style:name="P69" style:family="paragraph" style:parent-style-name="Standard">
      <style:paragraph-properties fo:line-height="150%"/>
      <style:text-properties style:font-name="Ubuntu" fo:font-size="14pt" officeooo:rsid="004569d3" officeooo:paragraph-rsid="004569d3" style:font-size-asian="14pt" style:font-size-complex="14pt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4ce8c4" fo:background-color="#dddddd" loext:char-shading-value="0"/>
    </style:style>
    <style:style style:name="T3" style:family="text">
      <style:text-properties officeooo:rsid="00163aad"/>
    </style:style>
    <style:style style:name="T4" style:family="text">
      <style:text-properties officeooo:rsid="0017a632"/>
    </style:style>
    <style:style style:name="T5" style:family="text">
      <style:text-properties officeooo:rsid="00197e0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b566d" style:font-weight-asian="normal" style:font-weight-complex="normal"/>
    </style:style>
    <style:style style:name="T8" style:family="text">
      <style:text-properties fo:font-weight="normal" officeooo:rsid="003ba725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0b3cf"/>
    </style:style>
    <style:style style:name="T11" style:family="text">
      <style:text-properties officeooo:rsid="002133f2"/>
    </style:style>
    <style:style style:name="T12" style:family="text">
      <style:text-properties fo:font-style="italic"/>
    </style:style>
    <style:style style:name="T13" style:family="text">
      <style:text-properties officeooo:rsid="002627d3"/>
    </style:style>
    <style:style style:name="T14" style:family="text">
      <style:text-properties officeooo:rsid="00305d90"/>
    </style:style>
    <style:style style:name="T15" style:family="text">
      <style:text-properties officeooo:rsid="003099d8"/>
    </style:style>
    <style:style style:name="T16" style:family="text">
      <style:text-properties officeooo:rsid="0032c8bd"/>
    </style:style>
    <style:style style:name="T17" style:family="text">
      <style:text-properties officeooo:rsid="003ba725"/>
    </style:style>
    <style:style style:name="T18" style:family="text">
      <style:text-properties officeooo:rsid="003d2c33"/>
    </style:style>
    <style:style style:name="T19" style:family="text">
      <style:text-properties officeooo:rsid="003f52a8"/>
    </style:style>
    <style:style style:name="T20" style:family="text">
      <style:text-properties officeooo:rsid="004569d3"/>
    </style:style>
    <style:style style:name="T21" style:family="text">
      <style:text-properties officeooo:rsid="004bb71f"/>
    </style:style>
    <style:style style:name="T22" style:family="text">
      <style:text-properties officeooo:rsid="004ce8c4"/>
    </style:style>
    <style:style style:name="T23" style:family="text">
      <style:text-properties officeooo:rsid="0050c796"/>
    </style:style>
    <style:style style:name="T24" style:family="text">
      <style:text-properties officeooo:rsid="0051e7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6" text:outline-level="1">Regex no Javascript</text:h>
      <text:p text:style-name="P1">Para declarar um regex literal no javascript digite duas barras e coloque o conteudo dentro delas: <text:span text:style-name="T1">/ / </text:span></text:p>
      <text:p text:style-name="P1">Para declarar um regex utilizando o objeto contrutor digite: <text:span text:style-name="T1">new RegExp( ) </text:span></text:p>
      <text:p text:style-name="P2">_____________________________________________________________________</text:p>
      <text:h text:style-name="P67" text:outline-level="2">Metodos de Regex</text:h>
      <text:p text:style-name="P28">Regex:</text:p>
      <text:p text:style-name="P5"><text:span text:style-name="T1">.test(str) </text:span><text:s/>← Testa uma string usando regex e retorna true ou false</text:p>
      <text:p text:style-name="P6"><text:span text:style-name="T1">.exec(str) </text:span><text:s/>← Testa uma string usando regex e <text:span text:style-name="T3">retorna informações adicionais, porem é mais custoso e é usado em casos especificos</text:span></text:p>
      <text:p text:style-name="P6"/>
      <text:p text:style-name="P28">String:</text:p>
      <text:p text:style-name="P7"><text:span text:style-name="T1">.replace(regex | str, newStr | fn) </text:span><text:s/>← <text:span text:style-name="T4">Substitui uma coisa por outra</text:span></text:p>
      <text:p text:style-name="P7"><text:span text:style-name="T1">match(regex) </text:span><text:s/>← <text:span text:style-name="T4">Testa string</text:span><text:span text:style-name="T5">s</text:span><text:span text:style-name="T4"> usando regex e retorna informações adicionais sobre </text:span><text:span text:style-name="T5">o match</text:span></text:p>
      <text:p text:style-name="P7"><text:span text:style-name="T1">search(regex) </text:span><text:s/>← <text:span text:style-name="T5">Testa strings usando regex e retorna a posição da primeira ocorrencia, senão encontrar retorna -1</text:span></text:p>
      <text:p text:style-name="P3">_____________________________________________________________________</text:p>
      <text:h text:style-name="P67" text:outline-level="2">Aplicando no Javascript</text:h>
      <text:p text:style-name="P8">Para aplicar regex no javascript é necessario usar <text:span text:style-name="T13">algo</text:span> p<text:span text:style-name="T13">a</text:span>ra armazena-las, <text:span text:style-name="T13">ou seja, as expressões regulares precisam ser guardadas em variaveis, arrays, objetos <text:s/>ou em expressões, qualquer coisa que possa armazena-la.</text:span></text:p>
      <text:p text:style-name="P8"/>
      <text:p text:style-name="P10"><text:span text:style-name="T9">Obs: </text:span><text:span text:style-name="T6">Para validar um e-mail com javascript, </text:span><text:span text:style-name="T7">não é permitido colocar a flag g</text:span><text:span text:style-name="T8">,</text:span><text:span text:style-name="T7"> </text:span><text:span text:style-name="T8">isso acontece porque a</text:span><text:span text:style-name="T7"> validação é </text:span><text:span text:style-name="T8">pelo input, onde toda vez que o valor do input é alterado a validação tambem é, fazendo com que fique intercalando, resultando em um bug</text:span></text:p>
      <text:p text:style-name="P41"><text:soft-page-break/></text:p>
      <text:p text:style-name="P36">Caracteristicas do Grupo:</text:p>
      <text:p text:style-name="P4"><text:span text:style-name="T17">O grupo junta expressões, fazendo tudo o que estiver dentro ser considerado uma coisa só, apenas uma entidade, onde todas as modificações </text:span><text:span text:style-name="T18">(?, +, *)</text:span><text:span text:style-name="T17"> afetam tudo dentro:</text:span></text:p>
      <text:p text:style-name="P12">Uma interrogação depois do grupo faz com que o grupo seja opcional:</text:p>
      <text:p text:style-name="P13"/>
      <text:p text:style-name="P14">Para fazer com que um grupo fique impossibilitado de ser capturado digite no começo dele: <text:span text:style-name="T1">?: </text:span><text:s/>← Non-capturing group</text:p>
      <text:p text:style-name="P14"><text:span text:style-name="T1">(?:\d{2}) </text:span><text:s/></text:p>
      <text:p text:style-name="P15"/>
      <text:p text:style-name="P14"><text:span text:style-name="T9">Obs:</text:span> Com os grupos se torna possível o acesso dentro da função por meio de parametros</text:p>
      <text:p text:style-name="P46">___________________________</text:p>
      <text:p text:style-name="P31"><text:span text:style-name="T19">R</text:span>eplace:</text:p>
      <text:p text:style-name="P16">Dentro do replace, <text:span text:style-name="T14">s</text:span>e a regex possuir grupos o primeiro parametro da função será a string identificada <text:span text:style-name="T16">pelo regex</text:span> em si, enquanto o resto <text:span text:style-name="T16">(dependendo da quantidade)</text:span> vai representar os grupos<text:span text:style-name="T14"> d</text:span><text:span text:style-name="T16">ela</text:span><text:span text:style-name="T14">, </text:span><text:span text:style-name="T15">identificando e armazenando nos parametros as partes da string que casam com cada grupo. O segundo parametro representa o grupo 1, o terceiro representa o grupo 2 e assim por diante. </text:span><text:span text:style-name="T16">Depois que os grupos terminarem o próximo parametro retorna a posição em que a ocorrencia foi identificada e por ultimo a string toda é retornada.</text:span></text:p>
      <text:p text:style-name="P16"/>
      <text:p text:style-name="P14"><text:span text:style-name="T9">Obs: </text:span><text:span text:style-name="T6">Replace não altera naturalmente a string original</text:span></text:p>
      <text:p text:style-name="P45">___________________________</text:p>
      <text:p text:style-name="P37"/>
      <text:p text:style-name="P37"/>
      <text:p text:style-name="P37"/>
      <text:p text:style-name="P37"/>
      <text:p text:style-name="P37"><text:soft-page-break/></text:p>
      <text:p text:style-name="P37">Match:</text:p>
      <text:p text:style-name="P17">O metodo match retorna um array, quando a flag g esta desabilitada o primeiro indice é a string identificada em si, enquanto o resto são propriedades e valores, a propriedade index é a posição e o input é a string original, <text:span text:style-name="T20">para acessar esses valores é necessario fazer igual a um objeto.</text:span></text:p>
      <text:p text:style-name="P18">Quando a flag g esta habilitada o match retorna um array normal que vai conter todas as strings identificadas.</text:p>
      <text:p text:style-name="P18"/>
      <text:p text:style-name="P18"><text:span text:style-name="T9">Obs:</text:span> o metodo match é pouco utilizado</text:p>
      <text:p text:style-name="P46">___________________________</text:p>
      <text:p text:style-name="P38">Exec:</text:p>
      <text:p text:style-name="P19">O metodo exec é utilizado quando for necessario ter maiores detalhes sobre o padrão que esta sendo aplicado na regex.</text:p>
      <text:p text:style-name="P19">Toda vez que o metodo exec é executado o valor de retorno é alterado até retornar null.</text:p>
      <text:p text:style-name="P20">O primeiro indice do array retornado pelo exec é a string identificada, o segundo indice é o grupo, a propriedade index é a posição que a string foi identificada e a propriedade input é a string original.</text:p>
      <text:p text:style-name="P20">Toda regex possui o lastIndex, <text:span text:style-name="T21">que é a posição que ele vai começar a preocurar na próxima execução, </text:span><text:span text:style-name="T22">se a string acabar vai retornar null, ou seja, toda vez que o exec é executado ele atualiza o lastIndex. Para acessar o lastIndex digite: </text:span><text:span text:style-name="T2">regex.lastIndex </text:span></text:p>
      <text:p text:style-name="P20"><text:span text:style-name="T2"/></text:p>
      <text:p text:style-name="P18"><text:span text:style-name="T9">Obs:</text:span> o metodo exec é pouco utilizado</text:p>
      <text:p text:style-name="P48">___________________________</text:p>
      <text:p text:style-name="P39">RegExp:</text:p>
      <text:p text:style-name="P25">A regexp será usada quando o valor da regex é dinamico, ou seja, quando precisar armazenar a regex em uma variavel pra usa-la como expressão regular: <text:span text:style-name="T1">let variavel = new RegExp(‘ ’, ‘ ’) </text:span></text:p>
      <text:p text:style-name="P21"><text:soft-page-break/><text:s/></text:p>
      <text:p text:style-name="P25">O regexp recebe dois parametros, o primeiro é uma expressão regular e o segundo são os modificadores: <text:span text:style-name="T1">new RegExp(‘regex’, ‘modificadores’) </text:span><text:s/></text:p>
      <text:p text:style-name="P21"/>
      <text:p text:style-name="P21">É <text:span text:style-name="T24">possível com regexp criar uma expressão regular com base na variavel, onde o valor dessa variavel pode ser um input ou informação de um banco de dados etc.</text:span></text:p>
      <text:p text:style-name="P51">new RegExp(variavel,’ ‘) </text:p>
      <text:p text:style-name="P22"/>
      <text:p text:style-name="P26">A variavel que armazena o new regexp é considerada uma regex, então é possível usa-lo normalmente:</text:p>
      <text:p text:style-name="P52">let regex = new RegExp(‘ ’, ‘ ‘)</text:p>
      <text:p text:style-name="P52">regex.<text:span text:style-name="T23">exec(str)</text:span></text:p>
      <text:p text:style-name="P23"/>
      <text:p text:style-name="P27">Para usar o contra barra dentro do regexp é preciso escapa-lo, ou seja, usar outro contra-barra: <text:span text:style-name="T1">\\w</text:span></text:p>
      <text:p text:style-name="P50">___________________________</text:p>
      <text:p text:style-name="P24"/>
      <text:p text:style-name="P24"/>
      <text:p text:style-name="P24"/>
      <text:p text:style-name="P4">_____________________________________________________________________</text:p>
      <text:h text:style-name="P67" text:outline-level="2">Exemplos</text:h>
      <text:p text:style-name="P29">Ex-1:</text:p>
      <text:p text:style-name="P62">let cep = '89240-000'</text:p>
      <text:p text:style-name="P64"/>
      <text:p text:style-name="P53">function validandoCep(str) {</text:p>
      <text:p text:style-name="P54"><text:s text:c="5"/>let regex = /\d{5}-\d{3}<text:span text:style-name="T11">$</text:span>/gi</text:p>
      <text:p text:style-name="P53"><text:s text:c="5"/>return regex.test(str)</text:p>
      <text:p text:style-name="P53">}</text:p>
      <text:p text:style-name="P64"><text:soft-page-break/></text:p>
      <text:p text:style-name="P53">let res = validandoCep(cep)</text:p>
      <text:p text:style-name="P53">console.log(res)</text:p>
      <text:p text:style-name="P8">___________________________</text:p>
      <text:p text:style-name="P30">Ex-2:</text:p>
      <text:p text:style-name="P61">let entrada = document.getElementById('entrada').value</text:p>
      <text:p text:style-name="P64"/>
      <text:p text:style-name="P53">let emailType = ^[\w_.-]+@[\w_.-]+\.[a-z]+</text:p>
      <text:p text:style-name="P53">let cpfType = /^\d{3}\.\d{3}\.\d{3}-\d{2}<text:span text:style-name="T10">$</text:span>/gi</text:p>
      <text:p text:style-name="P64"/>
      <text:p text:style-name="P53">if(emailType.test(entrada)) {</text:p>
      <text:p text:style-name="P53"><text:s text:c="5"/>alert('email')</text:p>
      <text:p text:style-name="P53">} else if(cpfType.test(entrada)) {</text:p>
      <text:p text:style-name="P53"><text:s text:c="5"/>alert('cpf')</text:p>
      <text:p text:style-name="P53">} else {</text:p>
      <text:p text:style-name="P53"><text:s text:c="5"/>alert('entrada invalida, tente de novo')</text:p>
      <text:p text:style-name="P53">}</text:p>
      <text:p text:style-name="P9">___________________________</text:p>
      <text:p text:style-name="P32">Ex-3:</text:p>
      <text:p text:style-name="P65">(() =&gt; {</text:p>
      <text:p text:style-name="P53"><text:s text:c="5"/>let entrada = document.getElementById('entrada')</text:p>
      <text:p text:style-name="P55"><text:s text:c="5"/>let btn = document.getElementById('btn')</text:p>
      <text:p text:style-name="P64"/>
      <text:p text:style-name="P55"><text:s text:c="5"/>let validCpf = /^\d{3}\.\d{3}\.\d{3}-\d{2}$/i</text:p>
      <text:p text:style-name="P55"><text:s text:c="5"/>let validEmail = /^[\w._-]+@[\w_.-]+\.[a-z]{2,}/i</text:p>
      <text:p text:style-name="P64"/>
      <text:p text:style-name="P55"><text:s text:c="5"/>entrada.addEventListener('input', function validacao(entrada) {</text:p>
      <text:p text:style-name="P55"><text:s text:c="10"/>let texto = <text:span text:style-name="T12">this</text:span>.value</text:p>
      <text:p text:style-name="P64"/>
      <text:p text:style-name="P55"><text:s text:c="10"/>if(validCpf.test(texto) || validEmail.test(texto)) {</text:p>
      <text:p text:style-name="P55"><text:soft-page-break/><text:s text:c="15"/>btn.disabled = false</text:p>
      <text:p text:style-name="P55"><text:s text:c="15"/>btn.<text:span text:style-name="T12">style</text:span>.background = 'green'</text:p>
      <text:p text:style-name="P56"><text:s text:c="10"/>} else {</text:p>
      <text:p text:style-name="P56"><text:s text:c="15"/>btn.disabled = true</text:p>
      <text:p text:style-name="P56"><text:s text:c="15"/>btn.<text:span text:style-name="T12">style</text:span>.background = 'red'</text:p>
      <text:p text:style-name="P56"><text:s text:c="10"/>}</text:p>
      <text:p text:style-name="P55"><text:s text:c="5"/>})</text:p>
      <text:p text:style-name="P53">})( <text:s/>)</text:p>
      <text:p text:style-name="P42"/>
      <text:p text:style-name="P42"/>
      <text:p text:style-name="P42">___________________________</text:p>
      <text:p text:style-name="P35">Ex-4:</text:p>
      <text:p text:style-name="P61">let str = 'Hoje é 26/02/2018 e amanha será 27/02/18. Meu aniversario é 1/01'</text:p>
      <text:p text:style-name="P57">let meses = ['jan', 'fev', 'mar', 'abril', 'mai', 'jun', 'jul', 'ago', 'set', 'out', 'nov', 'dez']</text:p>
      <text:p text:style-name="P57">function formatData(str) {</text:p>
      <text:p text:style-name="P57"><text:s text:c="5"/>let regex = /(\d{1,2})\/(\d{1,2})(?:\/(\d{2,4}))?/g</text:p>
      <text:p text:style-name="P57"><text:s text:c="5"/>return str.replace(regex, function(reg, g1, g2, g3, p, st) {</text:p>
      <text:p text:style-name="P57"><text:s text:c="10"/>let dia = g1 + ' de ' + meses[parseInt(g2)-1]</text:p>
      <text:p text:style-name="P57"><text:s text:c="10"/>dia += (g3) ? ' de ' + g3 : ' '</text:p>
      <text:p text:style-name="P64"/>
      <text:p text:style-name="P57"><text:s text:c="10"/>return dia</text:p>
      <text:p text:style-name="P53"><text:s text:c="5"/>})</text:p>
      <text:p text:style-name="P53">}</text:p>
      <text:p text:style-name="P53">str = formatData(str)</text:p>
      <text:p text:style-name="P53">console.log(str)</text:p>
      <text:p text:style-name="P43">___________________________</text:p>
      <text:p text:style-name="P33">Ex-5:</text:p>
      <text:p text:style-name="P58">let str = document.getElementsByTagName('p')[0]</text:p>
      <text:p text:style-name="P53"><text:soft-page-break/>let meses = ['jan', 'fev', 'mar', 'abril', 'mai', 'jun', 'jul', 'ago', 'set', 'out', 'nov', 'dez']</text:p>
      <text:p text:style-name="P64"/>
      <text:p text:style-name="P53">function format(txt) {</text:p>
      <text:p text:style-name="P58"><text:s text:c="5"/>let regex = /(\d{1,2})\/(\d{1,2})(?:\/(\d{2,4}))?/g</text:p>
      <text:p text:style-name="P64"/>
      <text:p text:style-name="P58"><text:s text:c="5"/>let result = txt.textContent.replace(regex, function(reg, g1, g2, g3, pos, st) {</text:p>
      <text:p text:style-name="P58"><text:s text:c="10"/>let data = g1 + ' de ' + meses[parseInt(g2)-1]</text:p>
      <text:p text:style-name="P58"><text:s text:c="10"/>data += (g3) ? ' de ' + g3 : ''</text:p>
      <text:p text:style-name="P58"><text:s text:c="10"/>return data</text:p>
      <text:p text:style-name="P58"><text:s text:c="5"/>})</text:p>
      <text:p text:style-name="P53"><text:s text:c="5"/>txt.innerHTML = result</text:p>
      <text:p text:style-name="P53">}</text:p>
      <text:p text:style-name="P64"/>
      <text:p text:style-name="P53">format(str)</text:p>
      <text:p text:style-name="P43">___________________________</text:p>
      <text:p text:style-name="P34">Ex-6:</text:p>
      <text:p text:style-name="P63">let listaTexto = document.getElementsByTagName('p')</text:p>
      <text:p text:style-name="P53">let meses = ['jan', 'fev', 'mar', 'abril', 'mai', 'jun', 'jul', 'ago', 'set', 'out', 'nov', 'dez']</text:p>
      <text:p text:style-name="P64"/>
      <text:p text:style-name="P53">function format(lista) {</text:p>
      <text:p text:style-name="P53"><text:s text:c="5"/>let regex = /(\d{1,2})\/(\d{1,2})(?:\/(\d{2,4}))?/g</text:p>
      <text:p text:style-name="P59"><text:s text:c="5"/>let result</text:p>
      <text:p text:style-name="P64"/>
      <text:p text:style-name="P53"><text:s text:c="5"/>for(let txt of lista) {</text:p>
      <text:p text:style-name="P53"><text:s text:c="10"/>result = txt.textContent.replace(regex, function(reg, g1, g2, g3, pos, st) {</text:p>
      <text:p text:style-name="P59"><text:s text:c="15"/>let data = g1 + ' de ' + meses[parseInt(g2)-1]</text:p>
      <text:p text:style-name="P59"><text:soft-page-break/><text:s text:c="15"/>data += (g3) ? ' de ' + g3 : ''</text:p>
      <text:p text:style-name="P59"><text:s text:c="15"/>return data</text:p>
      <text:p text:style-name="P59"><text:s text:c="10"/>})</text:p>
      <text:p text:style-name="P59"><text:s text:c="10"/>txt.innerHTML = result</text:p>
      <text:p text:style-name="P59"><text:s text:c="5"/>}</text:p>
      <text:p text:style-name="P53">}</text:p>
      <text:p text:style-name="P64"/>
      <text:p text:style-name="P53">format(listaTexto)</text:p>
      <text:p text:style-name="P44">___________________________</text:p>
      <text:p text:style-name="P38">Ex-7:</text:p>
      <text:p text:style-name="P63">let str = 'Hoje é 26/02/2018 e amanha será 27/02/18. Meu aniversario é 1/01'</text:p>
      <text:p text:style-name="P53">let regex = /\d{1,2}/g</text:p>
      <text:p text:style-name="P64"/>
      <text:p text:style-name="P53">let teste = str.match(regex)</text:p>
      <text:p text:style-name="P53">console.log(teste)</text:p>
      <text:p text:style-name="P46">___________________________</text:p>
      <text:p text:style-name="P38">Ex-8:</text:p>
      <text:p text:style-name="P63">let str = 'o pato chato tem sapato de gato'</text:p>
      <text:p text:style-name="P53">let regex = /([gp]|ch)ato/g</text:p>
      <text:p text:style-name="P53">let arr</text:p>
      <text:p text:style-name="P64"/>
      <text:p text:style-name="P53">while(arr = regex.exec(str)) {</text:p>
      <text:p text:style-name="P53"><text:s text:c="5"/>let msg = 'encontrei ' + arr[0] + ' na posição ' + arr.index + '.'</text:p>
      <text:p text:style-name="P60"><text:s text:c="5"/>msg += ' proximo começa em ' + regex.lastIndex</text:p>
      <text:p text:style-name="P60"><text:s text:c="5"/>console.log(msg)</text:p>
      <text:p text:style-name="P53">}</text:p>
      <text:p text:style-name="P47">___________________________</text:p>
      <text:p text:style-name="P40">Ex-9:</text:p>
      <text:p text:style-name="P63">let testeReg = 'abc'</text:p>
      <text:p text:style-name="P53"><text:soft-page-break/>let str = 'procurando texto abc neste paragrafo. Abc encontrado'</text:p>
      <text:p text:style-name="P64"/>
      <text:p text:style-name="P53">let regex = new RegExp(testeReg, 'gi')</text:p>
      <text:p text:style-name="P53">console.log(regex.exec(str))</text:p>
      <text:p text:style-name="P49">___________________________</text:p>
      <text:p text:style-name="P49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20:38:13.478115637</meta:creation-date>
    <dc:date>2022-12-10T21:12:34.071046728</dc:date>
    <meta:editing-duration>PT12H1M</meta:editing-duration>
    <meta:editing-cycles>33</meta:editing-cycles>
    <meta:generator>LibreOffice/7.3.7.2$Linux_X86_64 LibreOffice_project/30$Build-2</meta:generator>
    <meta:document-statistic meta:table-count="0" meta:image-count="0" meta:object-count="0" meta:page-count="9" meta:paragraph-count="158" meta:word-count="1132" meta:character-count="7859" meta:non-whitespace-character-count="6506"/>
  </office:meta>
</office:document-meta>
</file>